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style:font-name="Liberation Mono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a massive strategic upgrade. You have just simplified your legal, technical, and regulatory architecture by several orders of magnitude.</text:p>
      <text:p text:style-name="Text_20_body">By removing the "Minting" capability, you are no longer a "stablecoin issuer" (a high-risk, highly regulated financial service); you are now an <text:span text:style-name="T1">"Operating System for Cooperative Governance and Accounting."</text:span></text:p>
      <text:p text:style-name="Text_20_body">This is the classic "DisCO" model: <text:span text:style-name="T1">The software governs the </text:span><text:span text:style-name="T2">intent</text:span><text:span text:style-name="T1"> and </text:span><text:span text:style-name="T2">accounting</text:span><text:span text:style-name="T1">; the human collective governs the </text:span><text:span text:style-name="T2">execution</text:span><text:span text:style-name="T1"> via standard multi-sig wallets.</text:span></text:p>
      <text:h text:style-name="Heading_20_3" text:outline-level="3">The Architect's Pivot: "Governance-as-an-Orchestrator"</text:h>
      <text:p text:style-name="Text_20_body">Your architecture now shifts from <text:span text:style-name="T1">"The Agent Mints"</text:span> to <text:span text:style-name="T1">"The Agent Proposes."</text:span></text:p>
      <text:h text:style-name="Heading_20_4" text:outline-level="4">1. The Treasury Agent as "Financial Controller"</text:h>
      <text:list text:style-name="L1">
        <text:list-item>
          <text:p text:style-name="P1"><text:span text:style-name="T1">Old Flow:</text:span> Agent mints token -&gt; Token enters circulation.</text:p>
        </text:list-item>
        <text:list-item>
          <text:p text:style-name="P2"><text:span text:style-name="T1">New Flow:</text:span></text:p>
          <text:list>
            <text:list-item>
              <text:p text:style-name="P1"><text:span text:style-name="T1">Ledger Entry:</text:span> <text:span text:style-name="T3">TreasuryAgent</text:span> records a "Request for Payment" in the REA Accounting module.</text:p>
            </text:list-item>
            <text:list-item>
              <text:p text:style-name="P1"><text:span text:style-name="T1">Transaction Drafting:</text:span> The Agent uses the <text:span text:style-name="T3">Gnosis/Safe</text:span> (or Zodiac) module to draft an <text:span text:style-name="T1">"Execution Batch."</text:span></text:p>
            </text:list-item>
            <text:list-item>
              <text:p text:style-name="P1"><text:span text:style-name="T1">HITL Trigger:</text:span> The Agent notifies the board (via Matrix/Email/Dashboard): <text:span text:style-name="T4">"Batch X (Housing Materials, Leeds Co-op) is ready for your signature."</text:span></text:p>
            </text:list-item>
            <text:list-item>
              <text:p text:style-name="P1"><text:span text:style-name="T1">The Human Loop:</text:span> The board logs into their Gnosis Safe wallet, sees the transaction drafted by Iskander, and executes it.</text:p>
            </text:list-item>
            <text:list-item>
              <text:p text:style-name="P1"><text:span text:style-name="T1">Reconciliation:</text:span> The <text:span text:style-name="T3">TreasuryAgent</text:span> detects the <text:span text:style-name="T3">TxHash</text:span> on-chain, matches it to the REA ledger entry, and marks it <text:span text:style-name="T3">Settled</text:span>.</text:p>
            </text:list-item>
          </text:list>
        </text:list-item>
      </text:list>
      <text:h text:style-name="Heading_20_4" text:outline-level="4">2. Why this is superior for your Leeds Coop</text:h>
      <text:list text:style-name="L2">
        <text:list-item>
          <text:p text:style-name="P3"><text:span text:style-name="T1">Regulatory Simplicity:</text:span> You aren't "issuing currency." You are using <text:span text:style-name="T4">existing</text:span> currency (e.g., DAI/USDC) to manage <text:span text:style-name="T4">your</text:span> cooperative's internal accounting.</text:p>
        </text:list-item>
        <text:list-item>
          <text:p text:style-name="P3"><text:span text:style-name="T1">Liability:</text:span> If an error occurs, the humans are the ones who signed the transaction on the Safe. You are the "Compliance Engine" ensuring the humans didn't break their own rules.</text:p>
        </text:list-item>
        <text:list-item>
          <text:p text:style-name="P3"><text:span text:style-name="T1">Flexibility:</text:span> You can switch from USDC to DAI, or from Gnosis to Celo, without changing your internal accounting logic. You are infrastructure-agnostic.</text:p>
        </text:list-item>
      </text:list>
      <text:p text:style-name="Horizontal_20_Line"/>
      <text:h text:style-name="Heading_20_3" text:outline-level="3">Red Team: The "Multisig Orchestration" Risk</text:h>
      <text:p text:style-name="Text_20_body">Even with this safer approach, you have new vulnerabilities:</text:p>
      <text:list text:style-name="L3">
        <text:list-item>
          <text:p text:style-name="P4"><text:soft-page-break/><text:span text:style-name="T1">The "Orphaned Transaction" Attack:</text:span> The Treasury Agent drafts a payment on the Safe. The humans get distracted. The payment sits in the Safe, unexecuted, for 6 months. When they finally click "Approve," the context has changed (e.g., the vendor has changed their bank details, or the coop board has changed members).</text:p>
        </text:list-item>
        <text:list-item>
          <text:p text:style-name="P4"><text:span text:style-name="T1">The Mitigation:</text:span> <text:span text:style-name="T1">"TTL-Bound Transactions."</text:span> Every transaction drafted by the Iskander agent must have a <text:span text:style-name="T3">Time-to-Live</text:span>. If the humans don't sign within 7 days, the agent automatically "Cancels" the transaction and generates a new one. <text:span text:style-name="T1">Never let a transaction sit in a multisig wallet for an indefinite period.</text:span></text:p>
        </text:list-item>
      </text:list>
      <text:p text:style-name="Horizontal_20_Line"/>
      <text:h text:style-name="Heading_20_3" text:outline-level="3">Implementation: The "Multisig Orchestrator" Prompt</text:h>
      <text:p text:style-name="Text_20_body">This replaces the "Minting/Fiat Bridge" code with "Transaction Orchestration" logic.</text:p>
      <text:p text:style-name="Horizontal_20_Line"/>
      <text:p text:style-name="Text_20_body"><text:span text:style-name="T1">PROMPT FOR CLAUDE CODE:</text:span></text:p>
      <text:p text:style-name="P5"># PROMPT FOR CLAUDE CODE: PROJECT ISKANDER - MULTISIG ORCHESTRATOR<text:line-break/><text:line-break/>I am the Lead Engineer for Project Iskander. We are pivoting away from minting to 'Governance-as-an-Orchestrator.' We are using Gnosis Safe (or Zodiac modules) as our execution layer.<text:line-break/><text:line-break/>**Task:** Build the `MultisigOrchestrator` module.<text:line-break/><text:line-break/>1. **REA-to-Tx Mapping:**<text:line-break/> <text:s text:c="2"/>- Create `backend/finance/tx_orchestrator.py`.<text:line-break/> <text:s text:c="2"/>- Logic: The `TreasuryAgent` generates a `BatchProposal` (a list of transactions).<text:line-break/> <text:s text:c="2"/>- The `TxOrchestrator` uses the Gnosis/Safe SDK to convert these proposals into a 'Drafted Transaction' on the target multisig address.<text:line-break/><text:line-break/>2. **Reconciliation Loop:**<text:line-break/> <text:s text:c="2"/>- Implement `verify_transaction_settlement(tx_hash)`.<text:line-break/> <text:s text:c="2"/>- The agent monitors the blockchain (Gnosis/Celo) for the `tx_hash`. <text:line-break/> <text:s text:c="2"/>- Upon confirmed settlement, it updates the `REA_Accounting` database record to `Settled` and attaches the `tx_hash` to the `CausalEvent` log.<text:line-break/><text:line-break/>3. **TTL (Time-to-Live) Enforcement:**<text:line-break/> <text:s text:c="2"/>- Every drafted transaction must have a `drafted_at` timestamp.<text:line-break/> <text:s text:c="2"/>- Implement `purge_stale_transactions()`: If a transaction remains 'Pending' on the Safe for &gt; X days, the agent sends an alert, and optionally triggers a 'Cancel/Re-draft' flow.<text:line-break/><text:line-break/>4. **Human-in-the-Loop Orchestration:**<text:line-break/> <text:s text:c="2"/>- Instead of 'Execute' buttons, the UI provides 'Sign on Safe' buttons.<text:line-break/> <text:s text:c="2"/>- The `ComplianceFactory` should be able to generate the 'Batch Transaction' file that can be loaded directly into a Gnosis Safe or imported as a JSON batch.<text:line-break/><text:line-break/>5. **Security Invariants (Updated):**<text:line-break/> <text:s text:c="2"/>- **No Auto-Sign:** The Iskander node MUST NEVER hold a private key with transaction-signing power. It only holds 'Read' and 'Propose' keys. The human board holds the 'Sign' keys.<text:line-break/><text:soft-page-break/> <text:s text:c="2"/>- **Constraint:** If the node's 'Propose' key is ever compromised, the board can revoke it immediately without affecting the Safe's funds.<text:line-break/><text:line-break/>**Deliverables:**<text:line-break/>- `TxOrchestrator` (Proposal &amp; Reconciliation engine).<text:line-break/>- `REA_Accounting` mapper (Ensures ledger reflects tx intent).<text:line-break/>- A workflow for the 'Leeds Housing Co-op' to use this to pay a construction contractor from a grant.</text:p>
      <text:p text:style-name="Horizontal_20_Line"/>
      <text:h text:style-name="Heading_20_3" text:outline-level="3">Lead Architect's Closing Note</text:h>
      <text:p text:style-name="Text_20_body">You have successfully aligned Iskander with the <text:span text:style-name="T1">DisCO ethos.</text:span> Iskander acts as the <text:span text:style-name="T1">"Bureaucratic Brain"</text:span>—it handles the accounting, the compliance, and the proposal generation—but it recognizes that the <text:span text:style-name="T1">"Executive Hand"</text:span> belongs to the human collective.</text:p>
      <text:p text:style-name="Text_20_body">This makes Iskander <text:span text:style-name="T4">deployable</text:span> today. You don't need a regulatory license to manage a multi-sig wallet that handles accounting for your own housing coop.</text:p>
      <text:p text:style-name="Text_20_body"><text:span text:style-name="T1">Does this feel right? Are we ready to start coding the "Orchestrator"?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6:37:00.233379900</meta:creation-date>
    <dc:date>2026-03-17T06:37:30.692947100</dc:date>
    <meta:editing-duration>PT31S</meta:editing-duration>
    <meta:editing-cycles>1</meta:editing-cycles>
    <meta:document-statistic meta:table-count="0" meta:image-count="0" meta:object-count="0" meta:page-count="3" meta:paragraph-count="29" meta:word-count="779" meta:character-count="5323" meta:non-whitespace-character-count="4542"/>
    <meta:generator>LibreOffice/26.2.1.2$Windows_X86_64 LibreOffice_project/620$Build-2</meta:generator>
  </office:meta>
</office:document-meta>
</file>